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88">
            <text:p>2,888</text:p>
          </table:table-cell>
          <table:table-cell table:style-name="ce22" office:value-type="float" office:value="617">
            <text:p>6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06">
            <text:p>1,106</text:p>
          </table:table-cell>
          <table:table-cell table:style-name="ce23" office:value-type="float" office:value="512">
            <text:p>5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24">
            <text:p>1724</text:p>
          </table:table-cell>
          <table:table-cell table:style-name="ce22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6">
            <text:p>206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044">
            <text:p>7,044</text:p>
          </table:table-cell>
          <table:table-cell table:style-name="ce22" office:value-type="float" office:value="1889">
            <text:p>188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1">
            <text:p>2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865">
            <text:p>86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257">
            <text:p>25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90">
            <text:p>249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83">
            <text:p>368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77">
            <text:p>1,377</text:p>
          </table:table-cell>
          <table:table-cell table:style-name="ce23" office:value-type="float" office:value="381">
            <text:p>38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49">
            <text:p>10149</text:p>
          </table:table-cell>
          <table:table-cell table:style-name="ce22" office:value-type="float" office:value="909">
            <text:p>90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275">
            <text:p>19275</text:p>
          </table:table-cell>
          <table:table-cell table:style-name="ce22" office:value-type="float" office:value="2597">
            <text:p>259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319">
            <text:p>26319</text:p>
          </table:table-cell>
          <table:table-cell table:style-name="ce22" office:value-type="float" office:value="4486">
            <text:p>44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